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cm" svg:stroke-color="#000000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cm" draw:marker-end-width="0cm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svg:stroke-width="0cm"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cm" svg:stroke-color="#000000" draw:marker-start-width="0.275cm" draw:marker-end="Arrow" draw:marker-end-width="0.37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cm" svg:height="1cm" svg:x="10cm" svg:y="9cm"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0cm" svg:y="10cm"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0cm" svg:y="12cm"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cm" svg:height="1cm" svg:x="10cm" svg:y="11cm"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1cm" svg:x="15cm" svg:y="9cm">
          <text:p text:style-name="P2"><text:span text:style-name="T1">ADC channel/</text:span></text:p>
          <text:p text:style-name="P2"><text:span text:style-name="T1">IO p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1cm" svg:x="12.5cm" svg:y="4.5cm">
          <text:p text:style-name="P2"><text:span text:style-name="T1">Thermistor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2cm" svg:x="2cm" svg:y="9.5cm">
          <draw:glue-point draw:id="4" svg:x="5cm" svg:y="-2.5cm"/>
          <draw:glue-point draw:id="5" svg:x="5cm" svg:y="2.5cm"/>
          <text:p text:style-name="P2"><text:span text:style-name="T1">CTC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.25cm" svg:y1="5.5cm" svg:x2="12cm" svg:y2="9.5cm" draw:start-shape="id1" draw:start-glue-point="2" draw:end-shape="id2" draw:end-glue-point="1" svg:d="m14250 5500c0 2667-750 4000-2250 4000">
          <text:p/>
        </draw:connector>
        <draw:connector draw:style-name="gr4" draw:text-style-name="P2" draw:layer="layout" draw:type="curve" svg:x1="15cm" svg:y1="9.5cm" svg:x2="12cm" svg:y2="9.5cm" draw:start-shape="id3" draw:start-glue-point="3" draw:end-shape="id2" draw:end-glue-point="1" svg:d="m15000 9500h-3000">
          <text:p/>
        </draw:connector>
        <draw:connector draw:style-name="gr4" draw:text-style-name="P2" draw:layer="layout" draw:type="curve" svg:x1="10cm" svg:y1="9.5cm" svg:x2="6cm" svg:y2="10cm" draw:start-shape="id2" draw:start-glue-point="3" draw:end-shape="id4" draw:end-glue-point="4" svg:d="m10000 9500c-3000 0-1000 500-4000 500">
          <text:p/>
        </draw:connector>
        <draw:custom-shape draw:style-name="gr2" draw:text-style-name="P1" xml:id="id6" draw:id="id6" draw:layer="layout" svg:width="4cm" svg:height="2cm" svg:x="2cm" svg:y="11.5cm">
          <draw:glue-point draw:id="4" svg:x="5cm" svg:y="-2.5cm"/>
          <draw:glue-point draw:id="5" svg:x="5cm" svg:y="2.5cm"/>
          <text:p text:style-name="P2"><text:span text:style-name="T1">CTC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cm" svg:y1="11.5cm" svg:x2="6cm" svg:y2="12cm" draw:start-shape="id5" draw:start-glue-point="3" draw:end-shape="id6" draw:end-glue-point="4" svg:d="m10000 11500c-3000 0-1000 500-4000 500">
          <text:p/>
        </draw:connector>
        <draw:custom-shape draw:style-name="gr5" draw:text-style-name="P1" xml:id="id7" draw:id="id7" draw:layer="layout" svg:width="3cm" svg:height="1cm" svg:x="24cm" svg:y="9cm">
          <text:p text:style-name="P2"><text:span text:style-name="T1">Thermis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24cm" svg:y1="9.5cm" svg:x2="18cm" svg:y2="9.5cm" draw:start-shape="id7" draw:start-glue-point="3" draw:end-shape="id3" draw:end-glue-point="1" svg:d="m24000 9500h-6000">
          <text:p/>
        </draw:connector>
        <draw:custom-shape draw:style-name="gr2" draw:text-style-name="P1" xml:id="id8" draw:id="id8" draw:layer="layout" svg:width="3cm" svg:height="1cm" svg:x="15cm" svg:y="15cm">
          <text:p text:style-name="P2"><text:span text:style-name="T1">MOSFET</text:span></text:p>
          <text:p text:style-name="P2"><text:span text:style-name="T1">p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cm" svg:height="1cm" svg:x="24cm" svg:y="15cm">
          <text:p text:style-name="P2"><text:span text:style-name="T1">Heat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8cm" svg:y1="15.5cm" svg:x2="24cm" svg:y2="15.5cm" draw:start-shape="id8" draw:start-glue-point="1" draw:end-shape="id9" draw:end-glue-point="3" svg:d="m18000 15500h6000">
          <text:p/>
        </draw:connector>
        <draw:connector draw:style-name="gr6" draw:text-style-name="P2" draw:layer="layout" draw:type="curve" draw:line-skew="-2cm" svg:x1="6cm" svg:y1="11cm" svg:x2="15cm" svg:y2="15.5cm" draw:start-shape="id4" draw:start-glue-point="5" draw:end-shape="id8" draw:end-glue-point="3" svg:d="m6000 11000c3750 0-750 4500 9000 4500">
          <text:p/>
        </draw:connector>
        <draw:custom-shape draw:style-name="gr2" draw:text-style-name="P1" xml:id="id10" draw:id="id10" draw:layer="layout" svg:width="3cm" svg:height="1cm" svg:x="15cm" svg:y="17cm">
          <text:p text:style-name="P2"><text:span text:style-name="T1">MOSFET</text:span></text:p>
          <text:p text:style-name="P2"><text:span text:style-name="T1">p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cm" svg:height="1cm" svg:x="24cm" svg:y="17cm">
          <text:p text:style-name="P2"><text:span text:style-name="T1">Heat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8cm" svg:y1="17.5cm" svg:x2="24cm" svg:y2="17.5cm" draw:start-shape="id10" draw:start-glue-point="1" draw:end-shape="id11" draw:end-glue-point="3" svg:d="m18000 17500h6000">
          <text:p/>
        </draw:connector>
        <draw:connector draw:style-name="gr6" draw:text-style-name="P2" draw:layer="layout" draw:type="curve" draw:line-skew="-2.125cm" svg:x1="6cm" svg:y1="13cm" svg:x2="15cm" svg:y2="17.5cm" draw:start-shape="id6" draw:start-glue-point="5" draw:end-shape="id10" draw:end-glue-point="3" svg:d="m6000 13000c3562 0-937 4500 9000 4500">
          <text:p/>
        </draw:connector>
      </draw:page>
      <draw:page draw:name="page2" draw:style-name="dp1" draw:master-page-name="Default">
        <draw:rect draw:style-name="gr7" draw:text-style-name="P2" draw:layer="layout" svg:width="5.5cm" svg:height="10cm" svg:x="12.5cm" svg:y="7cm">
          <text:p/>
        </draw:rect>
        <draw:custom-shape draw:style-name="gr2" draw:text-style-name="P1" xml:id="id14" draw:id="id14" draw:layer="layout" svg:width="4.5cm" svg:height="1cm" svg:x="13cm" svg:y="7.5cm">
          <text:p text:style-name="P2"><text:span text:style-name="T1">Channel #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5cm" svg:height="1cm" svg:x="13cm" svg:y="9cm">
          <text:p text:style-name="P2"><text:span text:style-name="T1">Channel #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cm" svg:x="13cm" svg:y="10.5cm">
          <text:p text:style-name="P2"><text:span text:style-name="T1">Channel #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4.5cm" svg:height="1cm" svg:x="13cm" svg:y="12cm">
          <text:p text:style-name="P2"><text:span text:style-name="T1"><text:s/></text:span><text:span text:style-name="T1">Channel #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4.5cm" svg:height="1cm" svg:x="13cm" svg:y="13.5cm">
          <text:p text:style-name="P2"><text:span text:style-name="T1">Channel #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4.5cm" svg:height="1cm" svg:x="13cm" svg:y="15cm">
          <text:p text:style-name="P2"><text:span text:style-name="T1">Channel #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5cm" svg:height="1cm" svg:x="20cm" svg:y="8cm">
          <text:p text:style-name="P2"><text:span text:style-name="T1">A4988 etc</text:span></text:p>
          <draw:enhanced-geometry svg:viewBox="0 0 21600 21600" draw:type="rectangle" draw:enhanced-path="M 0 0 L 21600 0 21600 21600 0 21600 0 0 Z N"/>
        </draw:custom-shape>
        <draw:circle draw:style-name="gr8" draw:text-style-name="P3" xml:id="id13" draw:id="id13" draw:layer="layout" svg:width="1.5cm" svg:height="1.5cm" svg:x="27cm" svg:y="7cm">
          <text:p text:style-name="P2"><text:span text:style-name="T2">Stepper(s)</text:span></text:p>
        </draw:circle>
        <draw:connector draw:style-name="gr9" draw:text-style-name="P2" draw:layer="layout" draw:type="curve" svg:x1="23.5cm" svg:y1="8.5cm" svg:x2="27cm" svg:y2="7.75cm" draw:start-shape="id12" draw:start-glue-point="1" draw:end-shape="id13" draw:end-glue-point="3" svg:d="m23500 8500c2584 0 835-750 3500-750">
          <text:p/>
        </draw:connector>
        <draw:connector draw:style-name="gr9" draw:text-style-name="P2" draw:layer="layout" draw:type="curve" svg:x1="17.5cm" svg:y1="8cm" svg:x2="20cm" svg:y2="8.5cm" draw:start-shape="id14" draw:start-glue-point="1" draw:end-shape="id12" draw:end-glue-point="3" svg:d="m17500 8000c1875 0 625 500 2500 500">
          <text:p/>
        </draw:connector>
        <draw:custom-shape draw:style-name="gr2" draw:text-style-name="P1" xml:id="id16" draw:id="id16" draw:layer="layout" svg:width="3.5cm" svg:height="1cm" svg:x="20cm" svg:y="10cm">
          <text:p text:style-name="P2"><text:span text:style-name="T1">A4988 e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5cm" svg:height="1cm" svg:x="20cm" svg:y="12cm">
          <text:p text:style-name="P2"><text:span text:style-name="T1">A4988 etc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7.5cm" svg:y1="9.5cm" svg:x2="20cm" svg:y2="10.5cm" draw:start-shape="id15" draw:start-glue-point="1" draw:end-shape="id16" draw:end-glue-point="3" svg:d="m17500 9500c1875 0 625 1000 2500 1000">
          <text:p/>
        </draw:connector>
        <draw:connector draw:style-name="gr9" draw:text-style-name="P2" draw:layer="layout" draw:type="curve" svg:x1="17.5cm" svg:y1="9.5cm" svg:x2="20cm" svg:y2="12.5cm" draw:start-shape="id15" draw:start-glue-point="1" draw:end-shape="id17" draw:end-glue-point="3" svg:d="m17500 9500c1875 0 625 3000 2500 3000">
          <text:p/>
        </draw:connector>
        <draw:circle draw:style-name="gr8" draw:text-style-name="P3" xml:id="id18" draw:id="id18" draw:layer="layout" svg:width="1.5cm" svg:height="1.5cm" svg:x="27cm" svg:y="9.5cm">
          <text:p text:style-name="P2"><text:span text:style-name="T2">Stepper</text:span></text:p>
        </draw:circle>
        <draw:circle draw:style-name="gr8" draw:text-style-name="P3" xml:id="id19" draw:id="id19" draw:layer="layout" svg:width="1.5cm" svg:height="1.5cm" svg:x="27cm" svg:y="11.5cm">
          <text:p text:style-name="P2"><text:span text:style-name="T2">Stepper</text:span></text:p>
        </draw:circle>
        <draw:connector draw:style-name="gr9" draw:text-style-name="P2" draw:layer="layout" draw:type="curve" svg:x1="23.5cm" svg:y1="10.5cm" svg:x2="27cm" svg:y2="10.25cm" draw:start-shape="id16" draw:start-glue-point="1" draw:end-shape="id18" draw:end-glue-point="3" svg:d="m23500 10500c2625 0 875-250 3500-250">
          <text:p/>
        </draw:connector>
        <draw:connector draw:style-name="gr9" draw:text-style-name="P2" draw:layer="layout" draw:type="curve" svg:x1="23.5cm" svg:y1="12.5cm" svg:x2="27cm" svg:y2="12.25cm" draw:start-shape="id17" draw:start-glue-point="1" draw:end-shape="id19" svg:d="m23500 12500c2625 0 875-250 3500-250">
          <text:p/>
        </draw:connector>
        <draw:custom-shape draw:style-name="gr2" draw:text-style-name="P1" xml:id="id20" draw:id="id20" draw:layer="layout" svg:width="3.5cm" svg:height="1cm" svg:x="20cm" svg:y="14cm">
          <text:p text:style-name="P2"><text:span text:style-name="T1">A4988 etc</text:span></text:p>
          <draw:enhanced-geometry svg:viewBox="0 0 21600 21600" draw:type="rectangle" draw:enhanced-path="M 0 0 L 21600 0 21600 21600 0 21600 0 0 Z N"/>
        </draw:custom-shape>
        <draw:circle draw:style-name="gr8" draw:text-style-name="P3" xml:id="id21" draw:id="id21" draw:layer="layout" svg:width="1.5cm" svg:height="1.5cm" svg:x="27cm" svg:y="14cm">
          <text:p text:style-name="P2"><text:span text:style-name="T2">Stepper(s)</text:span></text:p>
        </draw:circle>
        <draw:connector draw:style-name="gr9" draw:text-style-name="P2" draw:layer="layout" draw:type="curve" svg:x1="23.5cm" svg:y1="14.5cm" svg:x2="27cm" svg:y2="14.75cm" draw:start-shape="id20" draw:start-glue-point="1" draw:end-shape="id21" draw:end-glue-point="3" svg:d="m23500 14500c2584 0 835 250 3500 250">
          <text:p/>
        </draw:connector>
        <draw:connector draw:style-name="gr9" draw:text-style-name="P2" draw:layer="layout" draw:type="curve" svg:x1="17.5cm" svg:y1="12.5cm" svg:x2="20cm" svg:y2="14.5cm" draw:start-shape="id22" draw:start-glue-point="1" draw:end-shape="id20" draw:end-glue-point="3" svg:d="m17500 12500c1875 0 625 2000 2500 2000">
          <text:p/>
        </draw:connector>
        <draw:custom-shape draw:style-name="gr2" draw:text-style-name="P1" xml:id="id24" draw:id="id24" draw:layer="layout" svg:width="3.5cm" svg:height="3.5cm" svg:x="7cm" svg:y="9cm">
          <text:p text:style-name="P2"><text:span text:style-name="T1">Geometry </text:span></text:p>
          <text:p text:style-name="P2"><text:span text:style-name="T1">Mapping</text:span></text:p>
          <text:p text:style-name="P2"><text:span text:style-name="T1"/></text:p>
          <text:p text:style-name="P2"><text:span text:style-name="T1">- cartesian</text:span></text:p>
          <text:p text:style-name="P2"><text:span text:style-name="T1">- delta</text:span></text:p>
          <text:p text:style-name="P2"><text:span text:style-name="T1">- e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3.5cm" svg:height="1cm" svg:x="1.5cm" svg:y="8.5cm">
          <text:p text:style-name="P2"><text:span text:style-name="T1">Axis #0 (X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3.5cm" svg:height="1cm" svg:x="1.5cm" svg:y="10cm">
          <text:p text:style-name="P2"><text:span text:style-name="T1">Axis #1 (Y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3.5cm" svg:height="1cm" svg:x="1.5cm" svg:y="11.5cm">
          <text:p text:style-name="P2"><text:span text:style-name="T1">Axis #2 (Z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3.5cm" svg:height="1cm" svg:x="1.5cm" svg:y="15cm">
          <text:p text:style-name="P2"><text:span text:style-name="T1">Axis #3 (E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9cm" svg:x2="7cm" svg:y2="10.75cm" draw:start-shape="id23" draw:start-glue-point="1" draw:end-shape="id24" draw:end-glue-point="3" svg:d="m5000 9000h1000v1750h1000">
          <text:p/>
        </draw:connector>
        <draw:connector draw:style-name="gr6" draw:text-style-name="P2" draw:layer="layout" svg:x1="5cm" svg:y1="10.5cm" svg:x2="7cm" svg:y2="10.75cm" draw:start-shape="id25" draw:start-glue-point="1" draw:end-shape="id24" draw:end-glue-point="3" svg:d="m5000 10500h1000v250h1000">
          <text:p/>
        </draw:connector>
        <draw:connector draw:style-name="gr6" draw:text-style-name="P2" draw:layer="layout" svg:x1="5cm" svg:y1="12cm" svg:x2="7cm" svg:y2="10.75cm" draw:start-shape="id26" draw:start-glue-point="1" draw:end-shape="id24" draw:end-glue-point="3" svg:d="m5000 12000h1000v-1250h1000">
          <text:p/>
        </draw:connector>
        <draw:connector draw:style-name="gr6" draw:text-style-name="P2" draw:layer="layout" svg:x1="5cm" svg:y1="15.5cm" svg:x2="7cm" svg:y2="15.5cm" draw:start-shape="id27" draw:start-glue-point="1" draw:end-shape="id28" draw:end-glue-point="3" svg:d="m5000 15500h2000">
          <text:p/>
        </draw:connector>
        <draw:custom-shape draw:style-name="gr2" draw:text-style-name="P1" xml:id="id28" draw:id="id28" draw:layer="layout" svg:width="3.5cm" svg:height="3cm" svg:x="7cm" svg:y="14cm">
          <text:p text:style-name="P2"><text:span text:style-name="T1">Extruder</text:span></text:p>
          <text:p text:style-name="P2"><text:span text:style-name="T1">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3.5cm" svg:height="1cm" svg:x="20cm" svg:y="17cm">
          <text:p text:style-name="P2"><text:span text:style-name="T1">Remote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7.5cm" svg:y1="15.5cm" svg:x2="20cm" svg:y2="17.5cm" draw:start-shape="id29" draw:start-glue-point="1" draw:end-shape="id30" draw:end-glue-point="3" svg:d="m17500 15500c1875 0 625 2000 2500 2000">
          <text:p/>
        </draw:connector>
        <draw:circle draw:style-name="gr8" draw:text-style-name="P3" xml:id="id31" draw:id="id31" draw:layer="layout" svg:width="1.5cm" svg:height="1.5cm" svg:x="27cm" svg:y="17cm">
          <text:p text:style-name="P2"><text:span text:style-name="T2">Stepper(s)</text:span></text:p>
        </draw:circle>
        <draw:connector draw:style-name="gr9" draw:text-style-name="P2" draw:layer="layout" draw:type="curve" svg:x1="23.5cm" svg:y1="17.5cm" svg:x2="27cm" svg:y2="17.75cm" draw:end-shape="id31" draw:end-glue-point="3" svg:d="m23500 17500c2208 0 458 250 3500 250">
          <text:p/>
        </draw:connector>
        <draw:custom-shape draw:style-name="gr2" draw:text-style-name="P1" xml:id="id32" draw:id="id32" draw:layer="layout" svg:width="2.5cm" svg:height="1.5cm" svg:x="2.5cm" svg:y="18cm">
          <text:p text:style-name="P2"><text:span text:style-name="T1">Tool select </text:span></text:p>
          <text:p text:style-name="P2"><text:span text:style-name="T1">(T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5cm" svg:y1="18.75cm" svg:x2="8.75cm" svg:y2="17cm" draw:start-shape="id32" draw:start-glue-point="1" draw:end-shape="id28" draw:end-glue-point="2" svg:d="m5000 18750c2500 0 3750-583 3750-1750">
          <text:p/>
        </draw:connector>
        <draw:custom-shape draw:style-name="gr10" draw:text-style-name="P2" draw:layer="layout" svg:width="2cm" svg:height="1.5cm" svg:x="10.5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cm" svg:height="1.5cm" svg:x="10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4.799cm" svg:height="0.963cm" svg:x="20cm" svg:y="6cm">
          <draw:text-box>
            <text:p>Stepper drivers</text:p>
          </draw:text-box>
        </draw:frame>
        <draw:connector draw:style-name="gr9" draw:text-style-name="P2" draw:layer="layout" draw:type="curve" svg:x1="17.5cm" svg:y1="14cm" svg:x2="20cm" svg:y2="16cm" draw:start-shape="id33" draw:start-glue-point="1" draw:end-shape="id34" draw:end-glue-point="3" svg:d="m17500 14000c1875 0 625 2000 2500 2000">
          <text:p/>
        </draw:connector>
        <draw:custom-shape draw:style-name="gr2" draw:text-style-name="P1" xml:id="id34" draw:id="id34" draw:layer="layout" svg:width="3.5cm" svg:height="1cm" svg:x="20cm" svg:y="15.5cm">
          <text:p text:style-name="P2"><text:span text:style-name="T1">Remot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1" draw:layer="layout" svg:width="6cm" svg:height="2cm" svg:x="6.5cm" svg:y="2.5cm">
          <text:p text:style-name="P2"><text:span text:style-name="T1">RAMPS-F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6.5cm" svg:y="7cm">
          <text:p text:style-name="P2"><text:span text:style-name="T1">Due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.5cm" svg:y1="3.5cm" svg:x2="6.5cm" svg:y2="3.5cm">
          <text:p text:style-name="P2">12V</text:p>
        </draw:line>
        <draw:line draw:style-name="gr12" draw:text-style-name="P2" draw:layer="layout" svg:x1="7.5cm" svg:y1="4.5cm" svg:x2="7.5cm" svg:y2="7cm">
          <text:p text:style-name="P2">12V</text:p>
        </draw:line>
        <draw:line draw:style-name="gr12" draw:text-style-name="P2" draw:layer="layout" svg:x1="10.5cm" svg:y1="7cm" svg:x2="10.5cm" svg:y2="4.5cm">
          <text:p text:style-name="P2">5V</text:p>
        </draw:line>
        <draw:line draw:style-name="gr12" draw:text-style-name="P2" draw:layer="layout" svg:x1="11.5cm" svg:y1="7cm" svg:x2="11.5cm" svg:y2="4.5cm">
          <text:p text:style-name="P2">3.3V</text:p>
        </draw:line>
        <draw:custom-shape draw:style-name="gr2" draw:text-style-name="P1" draw:layer="layout" svg:width="6cm" svg:height="2cm" svg:x="6.5cm" svg:y="11cm">
          <text:p text:style-name="P2"><text:span text:style-name="T1">RAMPS-F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6.5cm" svg:y="15.5cm">
          <text:p text:style-name="P2"><text:span text:style-name="T1">Due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.5cm" svg:y1="12cm" svg:x2="6.5cm" svg:y2="12cm">
          <text:p text:style-name="P2">12V</text:p>
        </draw:line>
        <draw:line draw:style-name="gr12" draw:text-style-name="P2" draw:layer="layout" svg:x1="10.5cm" svg:y1="15.5cm" svg:x2="10.5cm" svg:y2="13cm">
          <text:p text:style-name="P2">5V</text:p>
        </draw:line>
        <draw:line draw:style-name="gr12" draw:text-style-name="P2" draw:layer="layout" svg:x1="11.5cm" svg:y1="15.5cm" svg:x2="11.5cm" svg:y2="13cm">
          <text:p text:style-name="P2">3.3V</text:p>
        </draw:line>
        <draw:line draw:style-name="gr12" draw:text-style-name="P2" draw:layer="layout" svg:x1="3cm" svg:y1="16.5cm" svg:x2="6.5cm" svg:y2="16.5cm">
          <text:p text:style-name="P2">5V</text:p>
        </draw:line>
        <draw:custom-shape draw:style-name="gr2" draw:text-style-name="P1" draw:layer="layout" svg:width="6cm" svg:height="4cm" svg:x="19cm" svg:y="2cm">
          <text:p text:style-name="P2"><text:span text:style-name="T1">RAMPS-F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19cm" svg:y="8.5cm">
          <text:p text:style-name="P2"><text:span text:style-name="T1">Due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5cm" svg:y1="3cm" svg:x2="19.5cm" svg:y2="3cm">
          <text:p text:style-name="P2">24V</text:p>
        </draw:line>
        <draw:line draw:style-name="gr12" draw:text-style-name="P2" draw:layer="layout" svg:x1="20cm" svg:y1="3.5cm" svg:x2="20cm" svg:y2="8.5cm">
          <text:p text:style-name="P2">12V</text:p>
        </draw:line>
        <draw:line draw:style-name="gr12" draw:text-style-name="P2" draw:layer="layout" svg:x1="23cm" svg:y1="8.5cm" svg:x2="23cm" svg:y2="6cm">
          <text:p text:style-name="P2">5V</text:p>
        </draw:line>
        <draw:line draw:style-name="gr12" draw:text-style-name="P2" draw:layer="layout" svg:x1="24cm" svg:y1="8.5cm" svg:x2="24cm" svg:y2="6cm">
          <text:p text:style-name="P2">3.3V</text:p>
        </draw:line>
        <draw:rect draw:style-name="gr13" draw:text-style-name="P2" draw:layer="layout" svg:width="1.5cm" svg:height="1cm" svg:x="19.5cm" svg:y="2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9-09T11:57:51.53</meta:creation-date>
    <dc:date>2013-09-21T14:27:51.63</dc:date>
    <meta:editing-duration>P7DT16H54M19S</meta:editing-duration>
    <meta:editing-cycles>5</meta:editing-cycles>
    <meta:generator>LibreOffice/3.3$Win32 LibreOffice_project/330m19$Build-202</meta:generator>
    <dc:creator>Bob Cousins</dc:creator>
    <meta:document-statistic meta:object-count="86"/>
  </office:meta>
</office:document-meta>
</file>